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ffffff" draw:marker-start-width="0.359cm" draw:marker-end-width="0.359cm" draw:fill-color="#666666" draw:textarea-horizontal-align="justify" draw:textarea-vertical-align="middle" draw:auto-grow-height="false" fo:min-height="1.556cm" fo:min-width="1.434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ffffff" draw:marker-start-width="0.359cm" draw:marker-end-width="0.359cm" draw:textarea-horizontal-align="justify" draw:textarea-vertical-align="middle" draw:auto-grow-height="false" fo:min-height="2.036cm" fo:min-width="1.786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ffffff" draw:marker-start-width="0.359cm" draw:marker-end-width="0.359cm" draw:fill-color="#cc0000" draw:textarea-horizontal-align="justify" draw:textarea-vertical-align="middle" draw:auto-grow-height="false" fo:min-height="1.93cm" fo:min-width="1.68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ffffff" draw:marker-start-width="0.359cm" draw:marker-end-width="0.359cm" draw:textarea-horizontal-align="justify" draw:textarea-vertical-align="middle" draw:auto-grow-height="false" fo:min-height="1.93cm" fo:min-width="1.68cm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212cm" svg:stroke-color="#999999" draw:marker-start="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gr6" style:family="graphic" style:parent-style-name="objectwithoutfill">
      <style:graphic-properties svg:stroke-width="0.212cm" svg:stroke-color="#cccccc" draw:marker-start="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svg:stroke-width="0.212cm" svg:stroke-color="#9999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svg:stroke-width="0.106cm" svg:stroke-color="#ffffff" draw:marker-start-width="0.359cm" draw:marker-end-width="0.359cm" draw:fill-color="#00cc33" draw:textarea-horizontal-align="justify" draw:textarea-vertical-align="middle" draw:auto-grow-height="false" fo:min-height="1.93cm" fo:min-width="1.68cm" fo:padding-top="0.178cm" fo:padding-bottom="0.178cm" fo:padding-left="0.303cm" fo:padding-right="0.303cm"/>
    </style:style>
    <style:style style:name="gr9" style:family="graphic">
      <style:graphic-properties style:protect="size"/>
    </style:style>
    <style:style style:name="pr1" style:family="presentation" style:parent-style-name="AbstractGreen-notes">
      <style:graphic-properties draw:fill-color="#ffffff" draw:auto-grow-height="true" fo:min-height="13.36cm"/>
    </style:style>
    <style:style style:name="P1" style:family="paragraph">
      <loext:graphic-properties draw:fill-color="#666666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c0000"/>
      <style:paragraph-properties fo:text-align="center"/>
    </style:style>
    <style:style style:name="P4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center"/>
      <style:text-properties fo:color="#9999ff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none"/>
      <style:paragraph-properties fo:text-align="center"/>
      <style:text-properties fo:color="#9999ff" fo:font-size="36pt" fo:font-weight="bold" style:font-size-asian="36pt" style:font-weight-asian="bold" style:font-size-complex="36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00cc33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9999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9999ff" style:text-position="-33% 58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9999ff" style:text-position="0% 100%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>
        <office:forms form:automatic-focus="false" form:apply-design-mode="false"/>
        <draw:custom-shape draw:style-name="gr1" draw:text-style-name="P1" xml:id="id2" draw:id="id2" draw:layer="layout" svg:width="2.884cm" svg:height="2.704cm" svg:x="13.716cm" svg:y="6.0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2.286cm" svg:height="2.286cm" svg:x="22.86cm" svg:y="10.6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2.286cm" svg:height="2.286cm" svg:x="22.86cm" svg:y="10.60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2.286cm" svg:height="2.286cm" svg:x="22.86cm" svg:y="8.32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2.286cm" svg:height="2.286cm" svg:x="22.86cm" svg:y="3.748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2.286cm" svg:height="2.286cm" svg:x="22.86cm" svg:y="12.892cm">
          <text:p text:style-name="P2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draw:type="line" svg:x1="22.86cm" svg:y1="4.891cm" svg:x2="16.178cm" svg:y2="6.492cm" draw:start-shape="id1" draw:start-glue-point="3" draw:end-shape="id2" draw:end-glue-point="11" svg:d="M22860 4891l-6682 1601" svg:viewBox="0 0 6683 1602">
          <text:p text:style-name="P5"><text:span text:style-name="T2">W</text:span><text:span text:style-name="T3">1</text:span></text:p>
        </draw:connector>
        <draw:connector draw:style-name="gr5" draw:text-style-name="P6" draw:layer="layout" draw:type="line" svg:x1="22.86cm" svg:y1="6.477cm" svg:x2="16.6cm" svg:y2="7.448cm" draw:end-shape="id2" draw:end-glue-point="10" svg:d="M22860 6477l-6260 971" svg:viewBox="0 0 6261 972">
          <text:p text:style-name="P5"><text:span text:style-name="T2">W</text:span><text:span text:style-name="T3">2</text:span></text:p>
        </draw:connector>
        <draw:connector draw:style-name="gr5" draw:text-style-name="P6" draw:layer="layout" draw:type="line" svg:x1="22.86cm" svg:y1="9.463cm" svg:x2="16.6cm" svg:y2="7.448cm" draw:start-shape="id3" draw:start-glue-point="3" draw:end-shape="id2" draw:end-glue-point="10" svg:d="M22860 9463l-6260-2015" svg:viewBox="0 0 6261 2016">
          <text:p text:style-name="P5"><text:span text:style-name="T2"/></text:p>
          <text:p text:style-name="P5"><text:span text:style-name="T2">W</text:span><text:span text:style-name="T3">3</text:span></text:p>
          <text:p text:style-name="P5"><text:span text:style-name="T3"/></text:p>
        </draw:connector>
        <draw:connector draw:style-name="gr5" draw:text-style-name="P6" draw:layer="layout" draw:type="line" svg:x1="22.86cm" svg:y1="14.035cm" svg:x2="16.178cm" svg:y2="8.404cm" draw:start-shape="id4" draw:start-glue-point="3" draw:end-shape="id2" draw:end-glue-point="9" svg:d="M22860 14035l-6682-5631" svg:viewBox="0 0 6683 5632">
          <text:p text:style-name="P5"><text:span text:style-name="T2"/></text:p>
          <text:p text:style-name="P5"><text:span text:style-name="T2"/></text:p>
          <text:p text:style-name="P5"><text:span text:style-name="T2">W</text:span><text:span text:style-name="T3">5</text:span></text:p>
          <text:p text:style-name="P5"><text:span text:style-name="T3"/></text:p>
        </draw:connector>
        <draw:connector draw:style-name="gr5" draw:text-style-name="P6" draw:layer="layout" draw:type="line" svg:x1="22.86cm" svg:y1="11.749cm" svg:x2="16.178cm" svg:y2="8.404cm" draw:start-shape="id5" draw:start-glue-point="3" draw:end-shape="id2" draw:end-glue-point="9" svg:d="M22860 11749l-6682-3345" svg:viewBox="0 0 6683 3346">
          <text:p text:style-name="P5"><text:span text:style-name="T2"/></text:p>
          <text:p text:style-name="P5"><text:span text:style-name="T2">W</text:span><text:span text:style-name="T3">4</text:span></text:p>
          <text:p text:style-name="P5"><text:span text:style-name="T3"/></text:p>
        </draw:connector>
        <draw:custom-shape draw:style-name="gr4" draw:text-style-name="P4" xml:id="id6" draw:id="id6" draw:layer="layout" svg:width="2.286cm" svg:height="2.286cm" svg:x="22.86cm" svg:y="0.762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22.86cm" svg:y1="1.905cm" svg:x2="16.178cm" svg:y2="6.492cm" draw:start-shape="id6" draw:start-glue-point="3" draw:end-shape="id2" draw:end-glue-point="11" svg:d="M22860 1905l-6682 4587" svg:viewBox="0 0 6683 4588">
          <text:p text:style-name="P5"><text:span text:style-name="T2">W</text:span><text:span text:style-name="T3">0</text:span><text:span text:style-name="T4"> (bias)</text:span></text:p>
          <text:p text:style-name="P5"><text:span text:style-name="T3"/></text:p>
        </draw:connector>
        <draw:connector draw:style-name="gr6" draw:text-style-name="P6" draw:layer="layout" draw:type="line" svg:x1="13.716cm" svg:y1="7.448cm" svg:x2="8.333cm" svg:y2="7.582cm" draw:start-shape="id2" draw:start-glue-point="6" svg:d="M13716 7448l-5383 134" svg:viewBox="0 0 5384 135">
          <text:p text:style-name="P5"><text:span text:style-name="T2">W</text:span><text:span text:style-name="T3">out</text:span></text:p>
          <text:p text:style-name="P5"><text:span text:style-name="T3"/></text:p>
        </draw:connector>
        <draw:connector draw:style-name="gr7" draw:text-style-name="P7" draw:layer="layout" draw:type="curve" draw:line-skew="1.046cm 1.823cm -0.955cm" svg:x1="16.178cm" svg:y1="6.492cm" svg:x2="14.138cm" svg:y2="8.404cm" draw:start-shape="id2" draw:start-glue-point="11" draw:end-shape="id2" draw:end-glue-point="7" svg:d="M16178 6492c0 144-1192 96-1192 1001 0 906-848 904-848 911" svg:viewBox="0 0 2041 1913">
          <text:p/>
        </draw:connector>
        <draw:custom-shape draw:style-name="gr8" draw:text-style-name="P8" draw:layer="layout" svg:width="2.286cm" svg:height="2.286cm" svg:x="6.096cm" svg:y="6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2.286cm" svg:x="22.86cm" svg:y="6.034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7cm" svg:height="9.56cm" svg:x="2cm" svg:y="2.5cm" draw:page-number="1" presentation:class="page"/>
          <draw:frame presentation:style-name="pr1" draw:text-style-name="P9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333333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324cm" fo:text-indent="0cm"/>
      <style:text-properties fo:color="#ffffff" fo:font-size="22.799999237060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243cm" fo:text-indent="0cm"/>
      <style:text-properties fo:color="#ffffff" fo:font-size="19.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162cm" fo:text-indent="0cm"/>
      <style:text-properties fo:color="#ffffff" fo:font-size="16.299999237060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081cm" fo:text-indent="0cm"/>
      <style:text-properties fo:color="#ffffff" fo:font-size="16.299999237060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081cm" fo:text-indent="0cm"/>
      <style:text-properties fo:color="#ffffff" fo:font-size="16.299999237060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081cm" fo:text-indent="0cm"/>
      <style:text-properties fo:color="#ffffff" fo:font-size="16.299999237060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bstractGreen-backgroundobjects">
      <style:graphic-properties draw:fill="solid" draw:fill-color="#333333" draw:textarea-vertical-align="middle" draw:auto-grow-height="false" fo:min-height="15.75cm" fo:min-width="28cm"/>
    </style:style>
    <style:style style:name="Mpr2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3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33333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bstractGreen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AbstractGreen-title" draw:layer="backgroundobjects" svg:width="25.2cm" svg:height="2.6cm" svg:x="1.4cm" svg:y="0.6cm" presentation:class="title" presentation:placeholder="true">
        <draw:text-box/>
      </draw:frame>
      <draw:frame presentation:style-name="AbstractGreen-outline1" draw:layer="backgroundobjects" svg:width="25.2cm" svg:height="9.134cm" svg:x="1.4cm" svg:y="3.8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9T16:28:19.874256243</meta:creation-date>
    <meta:editing-duration>P0D</meta:editing-duration>
    <meta:editing-cycles>1</meta:editing-cycles>
    <meta:generator>LibreOffice/4.4.2.2$Linux_X86_64 LibreOffice_project/40m0$Build-2</meta:generator>
    <dc:title>Abstract Green</dc:title>
    <meta:document-statistic meta:object-count="41"/>
    <meta:template xlink:type="simple" xlink:actuate="onRequest" xlink:title="Abstract Green" xlink:href="../../../../../../usr/lib/libreoffice/share/template/common/layout/AbstractGreen.otp" meta:date="2015-05-19T16:28:19.421880404"/>
  </office:meta>
</office:document-meta>
</file>